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asian="Yu Mincho" style:font-name-complex="Calibri" fo:font-weight="bold" style:font-weight-asian="bold" style:font-weight-complex="bold"/>
    </style:style>
    <style:style style:name="P15" style:parent-style-name="Standard" style:family="paragraph">
      <style:text-properties style:font-name="Calibri" style:font-name-complex="Calibri"/>
    </style:style>
    <style:style style:name="T16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Standard" style:list-style-name="LFO1" style:family="paragraph">
      <style:text-properties style:font-name="Calibri" style:font-name-asian="Yu Mincho" style:font-name-complex="Calibri"/>
    </style:style>
    <style:style style:name="P18" style:parent-style-name="Standard" style:list-style-name="LFO1" style:family="paragraph">
      <style:text-properties style:font-name="Calibri" style:font-name-asian="Yu Mincho" style:font-name-complex="Calibri"/>
    </style:style>
    <style:style style:name="P19" style:parent-style-name="Standard" style:list-style-name="LFO1" style:family="paragraph">
      <style:text-properties style:font-name="Calibri" style:font-name-asian="Yu Mincho" style:font-name-complex="Calibri"/>
    </style:style>
    <style:style style:name="P20" style:parent-style-name="Standard" style:list-style-name="LFO1" style:family="paragraph">
      <style:text-properties style:font-name="Calibri" style:font-name-asian="Yu Mincho" style:font-name-complex="Calibri"/>
    </style:style>
    <style:style style:name="P21" style:parent-style-name="Standard" style:list-style-name="LFO1" style:family="paragraph">
      <style:text-properties style:font-name="Calibri" style:font-name-asian="Yu Mincho" style:font-name-complex="Calibri"/>
    </style:style>
    <style:style style:name="P22" style:parent-style-name="Standard" style:list-style-name="LFO1" style:family="paragraph">
      <style:text-properties style:font-name="Calibri" style:font-name-asian="Yu Mincho" style:font-name-complex="Calibri"/>
    </style:style>
    <style:style style:name="P23" style:parent-style-name="Standard" style:family="paragraph">
      <style:text-properties style:font-name="Calibri" style:font-name-asian="Yu Mincho" style:font-name-complex="Calibri"/>
    </style:style>
    <style:style style:name="P24" style:parent-style-name="Standard" style:family="paragraph">
      <style:paragraph-properties fo:text-align="center"/>
      <style:text-properties style:font-name="Calibri" style:font-name-asian="Yu Mincho" style:font-name-complex="Calibri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center"/>
      <style:text-properties style:font-name="Calibri" style:font-name-asian="Yu Mincho" style:font-name-complex="Calibri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Standard" style:list-style-name="LFO2" style:family="paragraph"/>
    <style:style style:name="T28" style:parent-style-name="Tipodeletrapredefinidodoparágrafo" style:family="text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T29" style:parent-style-name="Tipodeletrapredefinidodoparágrafo" style:family="text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/>
    </style:style>
    <style:style style:name="P30" style:parent-style-name="Standard" style:list-style-name="LFO2" style:family="paragraph">
      <style:text-properties style:font-name="Calibri" style:font-name-asian="Yu Mincho" style:font-name-complex="Calibri"/>
    </style:style>
    <style:style style:name="P31" style:parent-style-name="Standard" style:list-style-name="LFO2" style:family="paragraph">
      <style:text-properties style:font-name="Calibri" style:font-name-asian="Yu Mincho" style:font-name-complex="Calibri"/>
    </style:style>
    <style:style style:name="P32" style:parent-style-name="Standard" style:list-style-name="LFO2" style:family="paragraph">
      <style:text-properties style:font-name="Calibri" style:font-name-asian="Yu Mincho" style:font-name-complex="Calibri"/>
    </style:style>
    <style:style style:name="P33" style:parent-style-name="Standard" style:list-style-name="LFO2" style:family="paragraph">
      <style:text-properties style:font-name="Calibri" style:font-name-asian="Yu Mincho" style:font-name-complex="Calibri"/>
    </style:style>
    <style:style style:name="P34" style:parent-style-name="Standard" style:list-style-name="LFO2" style:family="paragraph">
      <style:text-properties style:font-name="Calibri" style:font-name-asian="Yu Mincho" style:font-name-complex="Calibri"/>
    </style:style>
    <style:style style:name="P35" style:parent-style-name="Standard" style:list-style-name="LFO2" style:family="paragraph">
      <style:text-properties style:font-name="Calibri" style:font-name-asian="Yu Mincho" style:font-name-complex="Calibri"/>
    </style:style>
    <style:style style:name="P36" style:parent-style-name="Standard" style:list-style-name="LFO2" style:family="paragraph">
      <style:text-properties style:font-name="Calibri" style:font-name-asian="Yu Mincho" style:font-name-complex="Calibri"/>
    </style:style>
    <style:style style:name="P37" style:parent-style-name="Standard" style:list-style-name="LFO2" style:family="paragraph">
      <style:text-properties style:font-name="Calibri" style:font-name-asian="Yu Mincho" style:font-name-complex="Calibri"/>
    </style:style>
    <style:style style:name="P38" style:parent-style-name="Standard" style:family="paragraph">
      <style:text-properties style:font-name="Calibri" style:font-name-asian="Yu Mincho" style:font-name-complex="Calibri"/>
    </style:style>
    <style:style style:name="P39" style:parent-style-name="Standard" style:family="paragraph">
      <style:text-properties style:font-name="Calibri" style:font-name-asian="Yu Mincho" style:font-name-complex="Calibri"/>
    </style:style>
    <style:style style:name="P40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1" style:parent-style-name="Standard" style:list-style-name="LFO3" style:family="paragraph">
      <style:text-properties style:font-name="Calibri" style:font-name-asian="Yu Mincho" style:font-name-complex="Calibri"/>
    </style:style>
    <style:style style:name="P42" style:parent-style-name="Standard" style:list-style-name="LFO3" style:family="paragraph">
      <style:text-properties style:font-name="Calibri" style:font-name-asian="Yu Mincho" style:font-name-complex="Calibri"/>
    </style:style>
    <style:style style:name="P43" style:parent-style-name="Standard" style:list-style-name="LFO3" style:family="paragraph">
      <style:text-properties style:font-name="Calibri" style:font-name-asian="Yu Mincho" style:font-name-complex="Calibri"/>
    </style:style>
    <style:style style:name="P44" style:parent-style-name="Standard" style:list-style-name="LFO3" style:family="paragraph">
      <style:text-properties style:font-name="Calibri" style:font-name-asian="Yu Mincho" style:font-name-complex="Calibri"/>
    </style:style>
    <style:style style:name="P45" style:parent-style-name="Standard" style:list-style-name="LFO3" style:family="paragraph">
      <style:text-properties style:font-name="Calibri" style:font-name-asian="Yu Mincho" style:font-name-complex="Calibri"/>
    </style:style>
    <style:style style:name="P46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8" style:parent-style-name="Standard" style:list-style-name="LFO4" style:family="paragraph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49" style:parent-style-name="Standard" style:list-style-name="LFO4" style:family="paragraph">
      <style:text-properties style:font-name="Calibri" style:font-name-asian="Yu Mincho" style:font-name-complex="Calibri"/>
    </style:style>
    <style:style style:name="P50" style:parent-style-name="Standard" style:list-style-name="LFO4" style:family="paragraph">
      <style:text-properties style:font-name="Calibri" style:font-name-asian="Yu Mincho" style:font-name-complex="Calibri"/>
    </style:style>
    <style:style style:name="P51" style:parent-style-name="Standard" style:list-style-name="LFO4" style:family="paragraph">
      <style:text-properties style:font-name="Calibri" style:font-name-asian="Yu Mincho" style:font-name-complex="Calibri"/>
    </style:style>
    <style:style style:name="P52" style:parent-style-name="Standard" style:family="paragraph">
      <style:paragraph-properties fo:margin-left="1in">
        <style:tab-stops/>
      </style:paragraph-properties>
      <style:text-properties style:font-name="Calibri" style:font-name-asian="Yu Mincho" style:font-name-complex="Calibri"/>
    </style:style>
    <style:style style:name="P53" style:parent-style-name="Standard" style:list-style-name="LFO4" style:family="paragraph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54" style:parent-style-name="Standard" style:list-style-name="LFO4" style:family="paragraph">
      <style:text-properties style:font-name="Calibri" style:font-name-asian="Yu Mincho" style:font-name-complex="Calibri"/>
    </style:style>
    <style:style style:name="P55" style:parent-style-name="Standard" style:family="paragraph">
      <style:paragraph-properties fo:margin-left="1in">
        <style:tab-stops/>
      </style:paragraph-properties>
      <style:text-properties style:font-name="Calibri" style:font-name-asian="Yu Mincho" style:font-name-complex="Calibri"/>
    </style:style>
    <style:style style:name="P56" style:parent-style-name="Standard" style:list-style-name="LFO4" style:family="paragraph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0" style:parent-style-name="Standard" style:list-style-name="LFO5" style:family="paragraph">
      <style:text-properties style:font-name="Calibri" style:font-name-asian="Yu Mincho" style:font-name-complex="Calibri"/>
    </style:style>
    <style:style style:name="P61" style:parent-style-name="Standard" style:list-style-name="LFO5" style:family="paragraph">
      <style:text-properties style:font-name="Calibri" style:font-name-asian="Yu Mincho" style:font-name-complex="Calibri"/>
    </style:style>
    <style:style style:name="P62" style:parent-style-name="Standard" style:list-style-name="LFO5" style:family="paragraph">
      <style:text-properties style:font-name="Calibri" style:font-name-asian="Yu Mincho" style:font-name-complex="Calibri"/>
    </style:style>
    <style:style style:name="P63" style:parent-style-name="Standard" style:list-style-name="LFO5" style:family="paragraph">
      <style:text-properties style:font-name="Calibri" style:font-name-asian="Yu Mincho" style:font-name-complex="Calibri"/>
    </style:style>
    <style:style style:name="P64" style:parent-style-name="Standard" style:list-style-name="LFO5" style:family="paragraph">
      <style:text-properties style:font-name="Calibri" style:font-name-asian="Yu Mincho" style:font-name-complex="Calibri"/>
    </style:style>
    <style:style style:name="P65" style:parent-style-name="Standard" style:list-style-name="LFO5" style:family="paragraph">
      <style:text-properties style:font-name="Calibri" style:font-name-asian="Yu Mincho" style:font-name-complex="Calibri"/>
    </style:style>
    <style:style style:name="P66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8" style:parent-style-name="Standard" style:list-style-name="LFO6" style:family="paragraph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70" style:parent-style-name="Standard" style:list-style-name="LFO6" style:family="paragraph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71" style:parent-style-name="Standard" style:list-style-name="LFO6" style:family="paragraph">
      <style:text-properties style:font-name="Calibri" style:font-name-asian="Yu Mincho" style:font-name-complex="Calibri"/>
    </style:style>
    <style:style style:name="P72" style:parent-style-name="Standard" style:list-style-name="LFO6" style:family="paragraph">
      <style:text-properties style:font-name="Calibri" style:font-name-asian="Yu Mincho" style:font-name-complex="Calibri"/>
    </style:style>
    <style:style style:name="P73" style:parent-style-name="Standard" style:list-style-name="LFO6" style:family="paragraph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75" style:parent-style-name="Standard" style:list-style-name="LFO6" style:family="paragraph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8" style:parent-style-name="Standard" style:list-style-name="LFO7" style:family="paragraph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80" style:parent-style-name="Standard" style:list-style-name="LFO7" style:family="paragraph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81" style:parent-style-name="ParágrafodaLista" style:family="paragraph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83" style:parent-style-name="Standard" style:list-style-name="LFO7" style:family="paragraph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85" style:parent-style-name="Standard" style:list-style-name="LFO7" style:family="paragraph"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86" style:parent-style-name="Standard" style:list-style-name="LFO7" style:family="paragraph">
      <style:text-properties style:font-name="Calibri" style:font-name-asian="Yu Mincho" style:font-name-complex="Calibri"/>
    </style:style>
    <style:style style:name="P87" style:parent-style-name="Standard" style:list-style-name="LFO7" style:family="paragraph">
      <style:text-properties style:font-name="Calibri" style:font-name-asian="Yu Mincho" style:font-name-complex="Calibri"/>
    </style:style>
    <style:style style:name="P88" style:parent-style-name="Standard" style:list-style-name="LFO7" style:family="paragraph">
      <style:text-properties style:font-name="Calibri" style:font-name-asian="Yu Mincho" style:font-name-complex="Calibri"/>
    </style:style>
    <style:style style:name="P89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cta 11: Reunião com Orientadores</text:p>
      <text:p text:style-name="P15"/>
      <text:p text:style-name="Standard"><text:span text:style-name="T16">Membros presentes:</text:span></text:p>
      <text:list text:style-name="LFO1" text:continue-numbering="true">
        <text:list-item>
          <text:p text:style-name="P17">João Vieira</text:p>
        </text:list-item>
        <text:list-item>
          <text:p text:style-name="P18">António Moreira</text:p>
        </text:list-item>
        <text:list-item>
          <text:p text:style-name="P19">Luís Diogo<text:s/></text:p>
        </text:list-item>
        <text:list-item>
          <text:p text:style-name="P20">José Silva<text:s/></text:p>
        </text:list-item>
        <text:list-item>
          <text:p text:style-name="P21">David Ribeiro<text:s/></text:p>
        </text:list-item>
        <text:list-item>
          <text:p text:style-name="P22">Marta Almeida</text:p>
        </text:list-item>
      </text:list>
      <text:p text:style-name="P23"/>
      <text:p text:style-name="P24">Pontos Discutidos:</text:p>
      <text:p text:style-name="P25"/>
      <text:p text:style-name="P26">1. Polir a WebApp e Resolver Endpoints</text:p>
      <text:list text:style-name="LFO2" text:continue-numbering="true">
        <text:list-item>
          <text:p text:style-name="P27"><text:span text:style-name="T28">Melhorar o frontend para supervisores</text:span><text:span text:style-name="T29">:</text:span></text:p>
          <text:list text:continue-numbering="true">
            <text:list-item>
              <text:p text:style-name="P30">Possibilitar adicionar nadadores-salvadores (NS) directamente no horário, evitando passos desnecessários.</text:p>
            </text:list-item>
            <text:list-item>
              <text:p text:style-name="P31">Implementar a sugestão do orientador: ter o horário (schedule) ao lado do editor do posto, permitindo arrastar NS disponíveis para o horário.</text:p>
            </text:list-item>
            <text:list-item>
              <text:p text:style-name="P32">Visualizar as horas atribuídas a cada NS nos cartões dos postos, facilitando a gestão e eventuais alterações.</text:p>
            </text:list-item>
            <text:list-item>
              <text:p text:style-name="P33">Garantir que a funcionalidade de adicionar NS esteja sempre acessível no mesmo local.</text:p>
            </text:list-item>
            <text:list-item>
              <text:p text:style-name="P34">Adicionar mensagem de confirmação ao remover NS de um posto (“Tem a certeza?”).</text:p>
            </text:list-item>
            <text:list-item>
              <text:p text:style-name="P35">Caso haja falta de NS num posto, permitir adicionar mais facilmente.</text:p>
            </text:list-item>
            <text:list-item>
              <text:p text:style-name="P36">A tab “active lifeguards” deve mostrar as horas semanais de cada NS, para evitar sobrecarga horária.</text:p>
            </text:list-item>
            <text:list-item>
              <text:p text:style-name="P37">Ao passar o rato sobre um hazard, mostrar informações detalhadas sobre o mesmo.</text:p>
            </text:list-item>
          </text:list>
        </text:list-item>
      </text:list>
      <text:p text:style-name="P38"/>
      <text:p text:style-name="P39"/>
      <text:p text:style-name="P40">2. Gestão de Hazards e Justificação de Funcionalidades</text:p>
      <text:list text:style-name="LFO3" text:continue-numbering="true">
        <text:list-item>
          <text:p text:style-name="P41">Diferenciar a remoção de hazards por serem falsos ou por estarem resolvidos.</text:p>
        </text:list-item>
        <text:list-item>
          <text:p text:style-name="P42">No histórico, quando um hazard for removido ou resolvido, indicar o motivo e pedir um reporte adicional, especificando se foi resolvido ou removido.</text:p>
        </text:list-item>
        <text:list-item>
          <text:p text:style-name="P43">Responder à questão do spam de hazards: restringir o reporte a utilizadores próximos da localização do hazard.</text:p>
        </text:list-item>
        <text:list-item>
          <text:p text:style-name="P44">Informar que o sistema calcula automaticamente quando notificar os NS sobre hazards.</text:p>
        </text:list-item>
        <text:list-item>
          <text:p text:style-name="P45">Destacar que a aplicação ajuda a evitar sobrecarga de trabalho dos NS, facilitando a gestão de horários.</text:p>
        </text:list-item>
      </text:list>
      <text:p text:style-name="P46"/>
      <text:p text:style-name="P47">3. Melhorias para Utilizadores (Banhistas e NS Coordenadores)</text:p>
      <text:list text:style-name="LFO4" text:continue-numbering="true">
        <text:list-item>
          <text:p text:style-name="P48">Para banhistas:</text:p>
          <text:list text:continue-numbering="true">
            <text:list-item>
              <text:p text:style-name="P49">Substituir cartões de praias por imagens.</text:p>
            </text:list-item>
            <text:list-item>
              <text:p text:style-name="P50">Permitir reportar hazards com base na localização do dispositivo, sem necessidade de aceder ao mapa (com possibilidade de editar a localização, como no Uber).</text:p>
            </text:list-item>
            <text:list-item>
              <text:p text:style-name="P51">Implementar visualização tipo Booking: mostrar praias no mapa ao pesquisar, com possibilidade de clicar para aceder à praia e perceber a proximidade.</text:p>
            </text:list-item>
          </text:list>
        </text:list-item>
      </text:list>
      <text:p text:style-name="P52"/>
      <text:list text:style-name="LFO4" text:continue-numbering="true">
        <text:list-item>
          <text:p text:style-name="P53">Para NS coordenadores:</text:p>
          <text:list text:continue-numbering="true">
            <text:list-item>
              <text:p text:style-name="P54">Reconhecer que podem circular entre postos, mas a interface ainda não contempla este cenário.</text:p>
            </text:list-item>
          </text:list>
        </text:list-item>
      </text:list>
      <text:p text:style-name="P55"/>
      <text:list text:style-name="LFO4" text:continue-numbering="true">
        <text:list-item>
          <text:p text:style-name="P56">Criar user stories sólidas para justificar as funcionalidades implementadas.</text:p>
        </text:list-item>
      </text:list>
      <text:p text:style-name="P57"/>
      <text:p text:style-name="P58"/>
      <text:p text:style-name="P59">4. Testes de Usabilidade</text:p>
      <text:list text:style-name="LFO5" text:continue-numbering="true">
        <text:list-item>
          <text:p text:style-name="P60">Cada tarefa de teste deve resultar na obtenção de uma informação concreta (ex.: “Quantas pessoas estão a trabalhar no Posto 4?”).</text:p>
        </text:list-item>
        <text:list-item>
          <text:p text:style-name="P61">Realizar 10 a 15 testes de usabilidade, idealmente.</text:p>
        </text:list-item>
        <text:list-item>
          <text:p text:style-name="P62">Utilizar as aulas de IHC para aplicar os questionários (em equipas de 2 pessoas).</text:p>
        </text:list-item>
        <text:list-item>
          <text:p text:style-name="P63">António irá realizar testes com pessoas conhecidas.</text:p>
        </text:list-item>
        <text:list-item>
          <text:p text:style-name="P64">Realizar testes tanto para banhistas como para NS de campo.</text:p>
        </text:list-item>
        <text:list-item>
          <text:p text:style-name="P65">Nas tarefas de teste, especificar sempre o contexto e o objectivo concreto (exemplos fornecidos na reunião).</text:p>
        </text:list-item>
      </text:list>
      <text:p text:style-name="P66"/>
      <text:p text:style-name="P67">5. Preparação e Apresentação</text:p>
      <text:list text:style-name="LFO6" text:continue-numbering="true">
        <text:list-item>
          <text:p text:style-name="P68">Enviar o material para os orientadores o mais cedo possível.</text:p>
        </text:list-item>
      </text:list>
      <text:p text:style-name="P69"/>
      <text:list text:style-name="LFO6" text:continue-numbering="true">
        <text:list-item>
          <text:p text:style-name="P70">Durante a apresentação:</text:p>
          <text:list text:continue-numbering="true">
            <text:list-item>
              <text:p text:style-name="P71">Manter a calma e agradecer o feedback dos professores.</text:p>
            </text:list-item>
            <text:list-item>
              <text:p text:style-name="P72">Exemplo de resposta: “Ok, é uma informação interessante, professor. Não poderemos implementar nesta fase do projecto, mas é importante para análise futura das funcionalidades e limitações, obrigado.”</text:p>
            </text:list-item>
          </text:list>
        </text:list-item>
        <text:list-item>
          <text:p text:style-name="P73">Tentar ter o primeiro draft da apresentação pronto até ao fim-de-semana para enviar aos orientadores e recolher feedback.</text:p>
        </text:list-item>
      </text:list>
      <text:p text:style-name="P74"/>
      <text:list text:style-name="LFO6" text:continue-numbering="true">
        <text:list-item>
          <text:p text:style-name="P75">Indicar que as avaliações de usabilidade ainda estão a decorrer, mas apresentar resultados provisórios.</text:p>
        </text:list-item>
      </text:list>
      <text:p text:style-name="P76"/>
      <text:p text:style-name="P77">6. Relatórios, Análise de Dados e Poster</text:p>
      <text:list text:style-name="LFO7" text:continue-numbering="true">
        <text:list-item>
          <text:p text:style-name="P78">Actualizar o website do projecto com documentação, apresentações e passos do desenvolvimento.</text:p>
        </text:list-item>
      </text:list>
      <text:p text:style-name="P79"/>
      <text:list text:style-name="LFO7" text:continue-numbering="true">
        <text:list-item>
          <text:p text:style-name="P80">Utilizar LLMs (modelos de linguagem) para processar respostas dos questionários, com análise temática preliminar e crosscheck manual para garantir fiabilidade.</text:p>
        </text:list-item>
      </text:list>
      <text:p text:style-name="P81"/>
      <text:p text:style-name="P82"/>
      <text:list text:style-name="LFO7" text:continue-numbering="true">
        <text:list-item>
          <text:p text:style-name="P83">No relatório, explicar a metodologia de análise das respostas e destacar as perguntas mais informativas para o sistema.</text:p>
        </text:list-item>
      </text:list>
      <text:p text:style-name="P84"/>
      <text:list text:style-name="LFO7" text:continue-numbering="true">
        <text:list-item>
          <text:p text:style-name="P85">Para o poster:</text:p>
          <text:list text:continue-numbering="true">
            <text:list-item>
              <text:p text:style-name="P86">Evitar excesso de texto e apostar em elementos visuais.</text:p>
            </text:list-item>
            <text:list-item>
              <text:p text:style-name="P87">Mostrar o problema, a solução (“splash enables novelty”), e como a plataforma permite gerir NS e banhistas.</text:p>
            </text:list-item>
            <text:list-item>
              <text:p text:style-name="P88">Incluir imagens das diferentes fases do projecto, incluindo avaliações de utilizadores e respostas de questionários.</text:p>
            </text:list-item>
          </text:list>
        </text:list-item>
      </text:list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ipodeletrapredefinidodoparágrafo1" style:display-name="Tipo de letra predefinido do parágrafo1" style:family="text"/>
    <style:style style:name="Tipodeletrapredefinidodoparágrafo10" style:display-name="Tipo de letra predefinido do parágrafo1" style:family="text"/>
    <style:style style:name="Tipodeletrapredefinidodoparágrafo100" style:display-name="Tipo de letra predefinido do parágrafo10" style:family="text"/>
    <style:style style:name="Tipodeletrapredefinidodoparágrafo1000" style:display-name="Tipo de letra predefinido do parágrafo100" style:family="text"/>
    <style:style style:name="Tipodeletrapredefinidodoparágrafo10000" style:display-name="Tipo de letra predefinido do parágrafo1000" style:family="text"/>
    <style:style style:name="Tipodeletrapredefinidodoparágrafo100000" style:display-name="Tipo de letra predefinido do parágrafo10000" style:family="text"/>
    <style:style style:name="Tipodeletrapredefinidodoparágrafo1000000" style:display-name="Tipo de letra predefinido do parágrafo100000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1" style:display-name="Lista1" style:family="paragraph" style:parent-style-name="Textbody">
      <style:text-properties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1" style:display-name="Cabeçalho1" style:family="paragraph" style:parent-style-name="HeaderandFooter">
      <style:text-properties fo:hyphenate="false"/>
    </style:style>
    <style:style style:name="Ênfase1" style:display-name="Ênfase1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iperligação1" style:display-name="Hiperligação1" style:family="text" style:parent-style-name="Tipodeletrapredefinidodoparágrafo1000000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RodapéCaráter" style:display-name="Rodapé Caráter" style:family="text" style:parent-style-name="Tipodeletrapredefinidodoparágrafo1000000"/>
    <style:style style:name="Rodapé1" style:display-name="Rodapé1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2" style:display-name="Cabeçalho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100000">
      <style:text-properties style:font-name-complex="Mangal" style:font-size-complex="10.5pt"/>
    </style:style>
    <style:style style:name="Rodapé2" style:display-name="Rodapé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1" style:display-name="Rodapé Caráter1" style:family="text" style:parent-style-name="Tipodeletrapredefinidodoparágrafo100000">
      <style:text-properties style:font-name-complex="Mangal" style:font-size-complex="10.5pt"/>
    </style:style>
    <style:style style:name="Cabeçalho3" style:display-name="Cabeçalho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1" style:display-name="Cabeçalho Caráter1" style:family="text" style:parent-style-name="Tipodeletrapredefinidodoparágrafo10000">
      <style:text-properties style:font-name-complex="Mangal" style:font-size-complex="10.5pt"/>
    </style:style>
    <style:style style:name="Rodapé3" style:display-name="Rodapé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2" style:display-name="Rodapé Caráter2" style:family="text" style:parent-style-name="Tipodeletrapredefinidodoparágrafo10000">
      <style:text-properties style:font-name-complex="Mangal" style:font-size-complex="10.5pt"/>
    </style:style>
    <style:style style:name="ParágrafodaLista1" style:display-name="Parágrafo da Lista1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Cabeçalho4" style:display-name="Cabeçalho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2" style:display-name="Cabeçalho Caráter2" style:family="text" style:parent-style-name="Tipodeletrapredefinidodoparágrafo1000">
      <style:text-properties style:font-name-complex="Mangal" style:font-size-complex="10.5pt"/>
    </style:style>
    <style:style style:name="Rodapé4" style:display-name="Rodapé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3" style:display-name="Rodapé Caráter3" style:family="text" style:parent-style-name="Tipodeletrapredefinidodoparágrafo1000">
      <style:text-properties style:font-name-complex="Mangal" style:font-size-complex="10.5pt"/>
    </style:style>
    <style:style style:name="Cabeçalho5" style:display-name="Cabeçalho5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3" style:display-name="Cabeçalho Caráter3" style:family="text" style:parent-style-name="Tipodeletrapredefinidodoparágrafo100">
      <style:text-properties style:font-name-complex="Mangal" style:font-size-complex="10.5pt"/>
    </style:style>
    <style:style style:name="Rodapé5" style:display-name="Rodapé5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4" style:display-name="Rodapé Caráter4" style:family="text" style:parent-style-name="Tipodeletrapredefinidodoparágrafo100">
      <style:text-properties style:font-name-complex="Mangal" style:font-size-complex="10.5pt"/>
    </style:style>
    <style:style style:name="Cabeçalho6" style:display-name="Cabeçalho6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4" style:display-name="Cabeçalho Caráter4" style:family="text" style:parent-style-name="Tipodeletrapredefinidodoparágrafo10">
      <style:text-properties style:font-name-complex="Mangal" style:font-size-complex="10.5pt"/>
    </style:style>
    <style:style style:name="Rodapé6" style:display-name="Rodapé6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5" style:display-name="Rodapé Caráter5" style:family="text" style:parent-style-name="Tipodeletrapredefinidodoparágrafo10">
      <style:text-properties style:font-name-complex="Mangal" style:font-size-complex="10.5pt"/>
    </style:style>
    <style:style style:name="Cabeçalho7" style:display-name="Cabeçalho7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5" style:display-name="Cabeçalho Caráter5" style:family="text" style:parent-style-name="Tipodeletrapredefinidodoparágrafo1">
      <style:text-properties style:font-name-complex="Mangal" style:font-size-complex="10.5pt"/>
    </style:style>
    <style:style style:name="Rodapé7" style:display-name="Rodapé7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6" style:display-name="Rodapé Caráter6" style:family="text" style:parent-style-name="Tipodeletrapredefinidodoparágrafo1">
      <style:text-properties style:font-name-complex="Mangal" style:font-size-complex="10.5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6" style:display-name="Cabeçalho Caráter6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7" style:display-name="Rodapé Caráter7" style:family="text" style:parent-style-name="Tipodeletrapredefinidodoparágrafo">
      <style:text-properties style:font-name-complex="Mangal" style:font-size-complex="10.5pt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TableColumn5" style:family="table-column">
      <style:table-column-properties style:column-width="2.2291in" style:use-optimal-column-width="false"/>
    </style:style>
    <style:style style:name="TableColumn6" style:family="table-column">
      <style:table-column-properties style:column-width="2.2291in" style:use-optimal-column-width="false"/>
    </style:style>
    <style:style style:name="TableColumn7" style:family="table-column">
      <style:table-column-properties style:column-width="2.2291in" style:use-optimal-column-width="false"/>
    </style:style>
    <style:style style:name="Table4" style:family="table">
      <style:table-properties style:width="6.6875in" fo:margin-left="0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1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1" style:family="paragraph">
      <style:paragraph-properties fo:text-align="center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Cabeçalho1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>Universidade de Aveiro - PECI</text:p>
        <text:p text:style-name="P3">Reunião Nº 11<text:s/>- [15/05/2025] – 18:00</text:p>
      </style:header>
      <style:footer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</table:table-row>
        </table:table>
        <text:p text:style-name="Rodapé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JPNV</meta:initial-creator>
    <dc:creator>Joao Vieira</dc:creator>
    <meta:creation-date>2025-05-18T16:10:00Z</meta:creation-date>
    <dc:date>2025-05-18T16:10:00Z</dc:date>
    <meta:template xlink:href="Normal.dotm" xlink:type="simple"/>
    <meta:editing-cycles>3</meta:editing-cycles>
    <meta:editing-duration>PT60S</meta:editing-duration>
    <meta:document-statistic meta:page-count="3" meta:paragraph-count="8" meta:word-count="632" meta:character-count="4037" meta:row-count="28" meta:non-whitespace-character-count="3413"/>
  </office:meta>
</office:document-meta>
</file>